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4000005487C6FF991D5998A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ab7a9" officeooo:paragraph-rsid="000ab7a9"/>
    </style:style>
    <style:style style:name="P2" style:family="paragraph" style:parent-style-name="Text_20_body">
      <style:paragraph-properties fo:break-before="page"/>
      <style:text-properties officeooo:rsid="000ab7a9" officeooo:paragraph-rsid="000ab7a9"/>
    </style:style>
    <style:style style:name="P3" style:family="paragraph" style:parent-style-name="Title">
      <style:text-properties officeooo:rsid="000ab7a9" officeooo:paragraph-rsid="000ab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23111 2018-19: EX01, mbaxatc4</text:p>
      <text:p text:style-name="P1"/>
      <text:p text:style-name="P1"/>
      <text:p text:style-name="P2"><draw:frame draw:style-name="fr1" draw:name="Image1" text:anchor-type="paragraph" svg:x="-0.247cm" svg:y="0.633cm" svg:width="17.699cm" svg:height="22.576cm" draw:z-index="0"><draw:image xlink:href="Pictures/1000000000000424000005487C6FF991D5998A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Chandrasekar</meta:initial-creator>
    <meta:creation-date>2018-10-16T15:52:50.938906240</meta:creation-date>
    <dc:date>2018-10-16T15:58:11.460591764</dc:date>
    <dc:creator>Tejas Chandrasekar</dc:creator>
    <meta:editing-duration>PT5M20S</meta:editing-duration>
    <meta:editing-cycles>3</meta:editing-cycles>
    <meta:generator>LibreOffice/5.0.6.2$Linux_X86_64 LibreOffice_project/00$Build-2</meta:generator>
    <meta:document-statistic meta:table-count="0" meta:image-count="1" meta:object-count="0" meta:page-count="2" meta:paragraph-count="1" meta:word-count="4" meta:character-count="33" meta:non-whitespace-character-count="30"/>
  </office:meta>
</office:document-meta>
</file>